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verdana"/>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fo:font-weight="bold" style:font-size-asian="10.5pt" style:font-weight-asian="bold" style:font-size-complex="10.5pt" style:font-weight-complex="bold"/>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fo:color="#000000" style:font-name="Georgia" fo:font-size="12pt" fo:font-weight="normal" style:font-size-asian="12pt" style:font-weight-asian="normal" style:font-size-complex="12pt" style:font-weight-complex="normal"/>
    </style:style>
    <style:style style:name="P11" style:family="paragraph" style:parent-style-name="Standard">
      <style:paragraph-properties fo:margin-top="0in" fo:margin-bottom="0in" fo:line-height="100%"/>
      <style:text-properties fo:color="#000000" fo:font-size="10.5pt" fo:font-weight="bold" style:font-size-asian="10.5pt" style:font-weight-asian="bold" style:font-size-complex="10.5pt" style:font-weight-complex="bold"/>
    </style:style>
    <style:style style:name="P12" style:family="paragraph" style:parent-style-name="Standard">
      <style:paragraph-properties fo:margin-top="0in" fo:margin-bottom="0in" fo:line-height="100%"/>
    </style:style>
    <style:style style:name="P1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4" style:family="paragraph" style:parent-style-name="_5b_Normal_5d_">
      <style:paragraph-properties fo:margin-top="0in" fo:margin-bottom="0in" fo:line-height="100%"/>
      <style:text-properties fo:color="#000000" style:font-name="Georgia" fo:font-size="12pt" fo:font-weight="normal" style:font-size-asian="12pt" style:font-weight-asian="normal" style:font-size-complex="12pt" style:font-weight-complex="normal"/>
    </style:style>
    <style:style style:name="P15"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none" fo:background-color="transparent" style:font-size-asian="10.5pt" style:font-size-complex="10.5pt"/>
    </style:style>
    <style:style style:name="P17"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18"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none" fo:background-color="transparent" style:font-size-asian="10.5pt" style:font-size-complex="10.5pt"/>
    </style:style>
    <style:style style:name="T1" style:family="text">
      <style:text-properties fo:font-weight="bold" style:font-weight-asian="bold" style:font-name-complex="Times New Roman"/>
    </style:style>
    <style:style style:name="T2" style:family="text">
      <style:text-properties style:font-name-complex="Times New Roman"/>
    </style:style>
    <style:style style:name="T3" style:family="text">
      <style:text-properties style:font-name="Georgia"/>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language="none" fo:country="none" style:text-underline-style="none" fo:background-color="transparent" style:font-name-asian="Georgia" style:language-asian="none" style:country-asian="none" style:font-name-complex="Georgia" style:language-complex="none" style:country-complex="none"/>
    </style:style>
    <style:style style:name="T8" style:family="text">
      <style:text-properties style:font-name="Georgia" fo:font-size="10.5pt" fo:font-weight="bold" style:font-size-asian="10.5pt" style:font-weight-asian="bold" style:font-name-complex="Times New Roman" style:font-size-complex="10.5pt"/>
    </style:style>
    <style:style style:name="T9" style:family="text">
      <style:text-properties style:font-name="Georgia" fo:font-size="10.5pt" style:font-size-asian="10.5pt" style:font-name-complex="Times New Roman" style:font-size-complex="10.5pt"/>
    </style:style>
    <style:style style:name="T10"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1" style:family="text">
      <style:text-properties style:font-name="Georgia" fo:font-weight="normal" style:font-weight-asian="normal" style:font-weight-complex="normal"/>
    </style:style>
    <style:style style:name="T12" style:family="text">
      <style:text-properties style:font-name="Georgia" fo:language="en" fo:country="US" style:font-name-asian="Georgia" style:language-asian="none" style:country-asian="none" style:font-name-complex="Georgia" style:language-complex="none" style:country-complex="none"/>
    </style:style>
    <style:style style:name="T13"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14" style:family="text">
      <style:text-properties fo:language="none" fo:country="none" style:text-underline-style="none" fo:background-color="transparent" style:font-name-asian="Georgia" style:language-asian="none" style:country-asian="none" style:font-name-complex="Georgia" style:language-complex="none" style:country-complex="none"/>
    </style:style>
    <style:style style:name="T15" style:family="text">
      <style:text-properties fo:color="#000000" fo:font-weight="normal" style:font-weight-asian="normal" style:font-weight-complex="normal"/>
    </style:style>
    <style:style style:name="T16" style:family="text">
      <style:text-properties fo:color="#000000" fo:language="none" fo:country="none"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7" style:family="text">
      <style:text-properties fo:color="#000000" fo:language="none" fo:country="none" fo:font-style="italic" style:text-underline-style="none"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8" style:family="text">
      <style:text-properties fo:color="#000000" fo:language="none" fo:country="none" style:text-underline-style="solid" style:text-underline-width="auto" style:text-underline-color="font-color"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9" style:family="text">
      <style:text-properties fo:color="#000000" style:font-name="Georgia" fo:font-size="10.5pt" fo:language="none" fo:country="none" fo:font-style="italic" style:text-underline-style="none"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0"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2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2" style:family="text">
      <style:text-properties fo:color="#000000" style:font-name="Georgia" fo:font-size="10.5pt" fo:font-weight="normal" style:font-size-asian="10.5pt" style:font-weight-asian="normal" style:font-size-complex="10.5pt" style:font-weight-complex="normal"/>
    </style:style>
    <style:style style:name="T23" style:family="text">
      <style:text-properties fo:color="#000000" style:font-name="Georgia" fo:font-size="10.5pt" fo:font-weight="bold" style:font-size-asian="10.5pt" style:font-weight-asian="bold" style:font-size-complex="10.5pt" style:font-weight-complex="bold"/>
    </style:style>
    <style:style style:name="T24" style:family="text">
      <style:text-properties fo:color="#000000" style:font-name="Georgia" fo:font-size="10pt" fo:language="none" fo:country="none" fo:font-weight="normal"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25" style:family="text">
      <style:text-properties fo:color="#000000" fo:language="en" fo:country="US"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6" style:family="text">
      <style:text-properties fo:color="#000000" fo:font-weight="bold" style:font-weight-asian="bold" style:font-weight-complex="bold"/>
    </style:style>
    <style:style style:name="T27" style:family="text">
      <style:text-properties fo:color="#000000" fo:font-size="10pt" fo:language="none" fo:country="none" fo:font-weight="normal"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28" style:family="text">
      <style:text-properties fo:font-weight="normal" style:font-weight-asian="normal" style:font-name-complex="Times New Roman" style:font-weight-complex="normal"/>
    </style:style>
    <style:style style:name="T29" style:family="text">
      <style:text-properties fo:font-variant="normal" fo:text-transform="none" style:font-name="verdana" fo:font-size="8.25pt" fo:letter-spacing="normal" fo:language="none" fo:country="none" fo:font-style="normal" fo:font-weight="normal" style:font-name-asian="Georgia" style:language-asian="none" style:country-asian="none" style:font-name-complex="Georgia" style:language-complex="none" style:country-complex="none"/>
    </style:style>
    <style:style style:name="T30" style:family="text">
      <style:text-properties fo:font-variant="normal" fo:text-transform="none" style:font-name="verdana" fo:font-size="8.25pt"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31" style:family="text">
      <style:text-properties fo:font-variant="normal" fo:text-transform="none" style:font-name="verdana" fo:font-size="8.25pt" fo:letter-spacing="normal" fo:language="en" fo:country="US" fo:font-style="normal" style:text-underline-style="none" fo:font-weight="normal" fo:background-color="transparent" style:font-name-asian="Georgia" style:language-asian="none" style:country-asian="none" style:font-name-complex="Georgia" style:language-complex="none" style:country-complex="none"/>
    </style:style>
    <style:style style:name="T32" style:family="text">
      <style:text-properties fo:font-variant="normal" fo:text-transform="none" fo:font-size="8.25pt"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33" style:family="text">
      <style:text-properties fo:font-variant="normal" fo:text-transform="none" fo:font-size="8.25pt" fo:letter-spacing="normal" fo:language="en" fo:country="US" fo:font-style="normal" style:text-underline-style="none" fo:font-weight="normal" fo:background-color="transparent" style:font-name-asian="Georgia" style:language-asian="none" style:country-asian="none" style:font-name-complex="Georgia" style:language-complex="none" style:country-complex="none"/>
    </style:style>
    <style:style style:name="T34" style:family="text">
      <style:text-properties fo:font-variant="normal" fo:text-transform="none"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35" style:family="text">
      <style:text-properties fo:font-variant="normal" fo:text-transform="none" fo:letter-spacing="normal" fo:language="en" fo:country="US" fo:font-style="normal" style:text-underline-style="none" fo:font-weight="normal"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en God Can Do No Miracle</text:p>
      <text:p text:style-name="P1"/>
      <text:p text:style-name="P2"><text:span text:style-name="T1">Read:</text:span><text:span text:style-name="T2"> John 9:1-7</text:span></text:p>
      <text:p text:style-name="P3"/>
      <text:p text:style-name="P8"><text:span text:style-name="T8">Text:</text:span><text:span text:style-name="T9"> </text:span><text:span text:style-name="T20">Psalm 34:6 “This poor man cried, and the LORD heard </text:span><text:span text:style-name="T19">him,</text:span><text:span text:style-name="T20"> and saved him out of all his troubles.”</text:span></text:p>
      <text:p text:style-name="P6"/>
      <text:h text:style-name="P4" text:outline-level="3"><text:span text:style-name="T1">Introduction:</text:span><text:span text:style-name="T2"> Have you heard the chorus: My God Can Do Anything? I want to talk to you today about some things that God cannot do. There are times when has limited Himself and therefore cannot do what we ask of Him. Let's get started:</text:span></text:h>
      <text:h text:style-name="P5" text:outline-level="3"><text:span text:style-name="T2"/></text:h>
      <text:h text:style-name="P7" text:outline-level="3"><text:span text:style-name="T2">When you ask Him to do something that he has promised not to do:</text:span><text:span text:style-name="T28"> In</text:span><text:span text:style-name="T2"> </text:span><text:span text:style-name="T16">Galatians 3:17 we read: “And this I say, </text:span><text:span text:style-name="T17">that</text:span><text:span text:style-name="T16"> </text:span><text:span text:style-name="T18">the covenant, that was confirmed before of God</text:span><text:span text:style-name="T16"> in Christ, the law, which was four hundred and thirty years after, </text:span><text:span text:style-name="T18">cannot disannul</text:span><text:span text:style-name="T16">...” The law of God cannot be voided by Jesus. He did not do away with the law but rather made a way for grace to those who violated it. Have you ever read about the black plague? It caused the deaths of over 100,000 people. Medicine was very primitive at the time and so rumors and unfounded fears abounded. For the most part Jewish people didn't get the disease and so many began to believe that they caused and inflicted it on Non Jewish people. Why </text:span><text:span text:style-name="T25">weren't</text:span><text:span text:style-name="T16"> the Jewish people infected? Because they followed the hygiene and food laws of the OT. They actually washed their hands frequently and before eating. They didn't eat many of the meats that were hung in the sun before purchase. By following Gods laws they survived because Jesus didn't do away with God's laws. If you ask Jesus to violate the law of God...He won't! </text:span></text:h>
      <text:h text:style-name="P7" text:outline-level="3"><text:span text:style-name="T16"><text:s text:c="2"/>In Titus we are told that God cannot lie. When we lie, even for what we think are good reasons, God is saddened. This is clear evidence that we believe that our lie makes more sense than God's truth. If you ask Him to lie for you or for His blessing on your lie...It won't happen! </text:span></text:h>
      <text:h text:style-name="P7" text:outline-level="3"><text:span text:style-name="T16"><text:s text:c="2"/>James tells us that God will not tempt someone to do evil. If you are tempted to violate the Bible you can be sure of one thing: God is not doing the tempting. </text:span></text:h>
      <text:p text:style-name="P18"><text:span text:style-name="T4"/></text:p>
      <text:p text:style-name="P9"><text:span text:style-name="T26">When you don't believe:</text:span><text:span text:style-name="T15"> </text:span><text:span text:style-name="T27">Matthew 13:58 And he did not many mighty works there because of their unbelief. Jesus had gone back home to Nazareth; a place where people knew Him. He was the boy from the carpenter's shop. The idea that one from among them could be God the Son was just too much for this crowd. They knew Him so well and yet they didn't know Him at all. These folks are like a lot of church people who have been in church for years. They know a-lot of facts about God but they really don't know who He really is. If they knew who He really was they would believe for all that He could do.</text:span></text:p>
      <text:p text:style-name="P12"><text:span text:style-name="T23">When you don't ask:</text:span><text:span text:style-name="T22"> In </text:span><text:span text:style-name="T21">James 4:2 we read:</text:span><text:span text:style-name="T10"> “...ye have not, because ye ask not.” There are a variety of reasons why folks don't ask. Some don't ask because they really don't believe that God will or can do what they want Him to. Others don't ask because they are just used to handling <text:s/>things on their own and to be honest they don't even think about asking God for anything. For many of us we fail to ask because we think our need is too insignificant for God to be concerned with. (story of the mount-aineer <text:s/>who struck gold. When he was told of the millions that he now had; he wondered how he would get in home...no bank account...bank card...small to great)</text:span></text:p>
      <text:p text:style-name="P12"><text:span text:style-name="T10"/></text:p>
      <text:p text:style-name="P11"><text:span text:style-name="T3">When you don't have a problem:</text:span><text:span text:style-name="T11"> In John 9 we read about the man blind from birth. When the disciples asked Jesus who was responsible, for the blindness; was it this man or his parents that had sinned and caused this blindness? Jesus told them that This blindness was given so that “</text:span><text:span text:style-name="T5">the works of God should be made manifest in him. This is the day that God is going to be glorified by the healing of this man. In essence He was saying that the purpose of this problem was so that God could show Himself to this man, his family, and all who knew or would come in contact with him.</text:span></text:p>
      <text:p text:style-name="P15"><text:span text:style-name="T4"><text:s text:c="2"/>This is the same reason that God led Moses to an impossible place. He had a mountain on one side, a desert on the other, the Red Sea in front of him and </text:span><text:span text:style-name="T12">Pharaoh's</text:span><text:span text:style-name="T4"> army behind him. He only had one direction to look and that was UP! The entire known world would be talking for years to come about how the </text:span><text:span text:style-name="T12">Israelites</text:span><text:span text:style-name="T4"> walked through the Red Sea and the entire Egyptian Army drowned in this same Red Sea. The fear of Israel's God would be on the minds and in the hearts of their enemies for many years to come. Their little problem became God's big moment. </text:span></text:p>
      <text:p text:style-name="P15"><text:span text:style-name="T4"/></text:p>
      <text:p text:style-name="P15"><text:span text:style-name="T6">Conclude:</text:span><text:span text:style-name="T4"> How about you? Do you have a problem or concern that is weighing you down? Do you see this as a burden? Perhaps we need to reevaluate what is occurring. Could it be that God is preparing you for a miracle? </text:span></text:p>
      <text:p text:style-name="P15"><text:span text:style-name="T4"/></text:p>
      <text:p text:style-name="P17"><text:span text:style-name="T34">Got any rivers you think are </text:span><text:span text:style-name="T35">uncrossable</text:span><text:span text:style-name="T34">?</text:span><text:span text:style-name="T14"><text:line-break/></text:span><text:span text:style-name="T34">Got any mountains you can't tunnel thorough?</text:span><text:span text:style-name="T14"><text:line-break/></text:span><text:span text:style-name="T34">God specializes in things thought impossible</text:span><text:span text:style-name="T14"><text:line-break/></text:span><text:span text:style-name="T34">And he can do what no other God can do.</text:span></text:p>
      <text:p text:style-name="P16"><text:span text:style-name="T29"/></text:p>
      <text:p text:style-name="P14"><text:span text:style-name="T1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verdana"/>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8-19T19:26:00.29</dc:date>
    <meta:editing-duration>P1DT2M21S</meta:editing-duration>
    <meta:generator>OpenOffice/4.1.3$Win32 OpenOffice.org_project/413m1$Build-9783</meta:generator>
    <meta:document-statistic meta:table-count="0" meta:image-count="0" meta:object-count="0" meta:page-count="1" meta:paragraph-count="13" meta:word-count="896" meta:character-count="46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